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6666ff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0ef5e" officeooo:paragraph-rsid="0000ef5e"/>
    </style:style>
    <style:style style:name="P2" style:family="paragraph" style:parent-style-name="Standard">
      <style:text-properties officeooo:rsid="00048289" officeooo:paragraph-rsid="00048289"/>
    </style:style>
    <style:style style:name="P3" style:family="paragraph" style:parent-style-name="Standard">
      <style:text-properties fo:font-weight="bold" officeooo:rsid="00054136" officeooo:paragraph-rsid="00054136" style:font-weight-asian="bold" style:font-weight-complex="bold"/>
    </style:style>
    <style:style style:name="P4" style:family="paragraph" style:parent-style-name="Standard">
      <style:text-properties fo:font-weight="bold" officeooo:rsid="00061b2b" officeooo:paragraph-rsid="00061b2b" style:font-weight-asian="bold" style:font-weight-complex="bold"/>
    </style:style>
    <style:style style:name="P5" style:family="paragraph" style:parent-style-name="Standard">
      <style:text-properties fo:font-weight="bold" officeooo:rsid="0007c017" officeooo:paragraph-rsid="0007c017" style:font-weight-asian="bold" style:font-weight-complex="bold"/>
    </style:style>
    <style:style style:name="P6" style:family="paragraph" style:parent-style-name="Standard">
      <style:text-properties fo:font-weight="bold" officeooo:rsid="0008f26d" officeooo:paragraph-rsid="0008f26d" style:font-weight-asian="bold" style:font-weight-complex="bold"/>
    </style:style>
    <style:style style:name="P7" style:family="paragraph" style:parent-style-name="Standard">
      <style:text-properties fo:font-weight="bold" officeooo:rsid="000a686b" officeooo:paragraph-rsid="000a686b" style:font-weight-asian="bold" style:font-weight-complex="bold"/>
    </style:style>
    <style:style style:name="P8" style:family="paragraph" style:parent-style-name="Standard">
      <style:text-properties fo:font-weight="bold" officeooo:rsid="000eb028" officeooo:paragraph-rsid="000eb028" style:font-weight-asian="bold" style:font-weight-complex="bold"/>
    </style:style>
    <style:style style:name="P9" style:family="paragraph" style:parent-style-name="Standard">
      <style:text-properties fo:font-weight="bold" officeooo:rsid="00104017" officeooo:paragraph-rsid="00104017" style:font-weight-asian="bold" style:font-weight-complex="bold"/>
    </style:style>
    <style:style style:name="P10" style:family="paragraph" style:parent-style-name="Standard">
      <style:text-properties fo:font-weight="bold" officeooo:rsid="0012faf8" officeooo:paragraph-rsid="0012faf8" style:font-weight-asian="bold" style:font-weight-complex="bold"/>
    </style:style>
    <style:style style:name="P11" style:family="paragraph" style:parent-style-name="Standard">
      <style:text-properties fo:font-weight="normal" officeooo:rsid="00048289" officeooo:paragraph-rsid="00048289" style:font-weight-asian="normal" style:font-weight-complex="normal"/>
    </style:style>
    <style:style style:name="P12" style:family="paragraph" style:parent-style-name="Standard">
      <style:text-properties fo:font-weight="normal" officeooo:rsid="00061b2b" officeooo:paragraph-rsid="00054136" style:font-weight-asian="normal" style:font-weight-complex="normal"/>
    </style:style>
    <style:style style:name="P13" style:family="paragraph" style:parent-style-name="Standard">
      <style:text-properties fo:font-weight="normal" officeooo:rsid="0007c017" officeooo:paragraph-rsid="00061b2b" style:font-weight-asian="normal" style:font-weight-complex="normal"/>
    </style:style>
    <style:style style:name="P14" style:family="paragraph" style:parent-style-name="Standard">
      <style:text-properties fo:font-weight="normal" officeooo:rsid="0008f26d" officeooo:paragraph-rsid="0007c017" style:font-weight-asian="normal" style:font-weight-complex="normal"/>
    </style:style>
    <style:style style:name="P15" style:family="paragraph" style:parent-style-name="Standard">
      <style:text-properties fo:font-weight="normal" officeooo:rsid="0008f26d" officeooo:paragraph-rsid="0008f26d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ccc7e" officeooo:paragraph-rsid="000ccc7e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eb028" officeooo:paragraph-rsid="000eb02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04017" officeooo:paragraph-rsid="00104017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2faf8" officeooo:paragraph-rsid="0012faf8" style:font-weight-asian="normal" style:font-weight-complex="normal"/>
    </style:style>
    <style:style style:name="P20" style:family="paragraph" style:parent-style-name="Standard">
      <style:text-properties fo:font-style="normal" style:text-underline-style="none" fo:font-weight="bold" officeooo:rsid="00228778" officeooo:paragraph-rsid="00228778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style:text-underline-style="none" fo:font-weight="bold" officeooo:rsid="0022c034" officeooo:paragraph-rsid="0022c034" style:font-style-asian="normal" style:font-weight-asian="bold" style:font-style-complex="normal" style:font-weight-complex="bold"/>
    </style:style>
    <style:style style:name="P22" style:family="paragraph" style:parent-style-name="Table_20_Contents">
      <style:text-properties officeooo:rsid="00121e6b" officeooo:paragraph-rsid="00121e6b"/>
    </style:style>
    <style:style style:name="P23" style:family="paragraph" style:parent-style-name="Standard" style:list-style-name="L1">
      <style:text-properties fo:font-weight="bold" officeooo:rsid="000b83bd" officeooo:paragraph-rsid="000b83bd" style:font-weight-asian="bold" style:font-weight-complex="bold"/>
    </style:style>
    <style:style style:name="P24" style:family="paragraph" style:parent-style-name="Standard" style:list-style-name="L1">
      <style:text-properties fo:font-weight="bold" officeooo:rsid="000ccc7e" officeooo:paragraph-rsid="000ccc7e" style:font-weight-asian="bold" style:font-weight-complex="bold"/>
    </style:style>
    <style:style style:name="P25" style:family="paragraph" style:parent-style-name="Standard" style:list-style-name="L3">
      <style:text-properties fo:font-weight="bold" officeooo:rsid="00104017" officeooo:paragraph-rsid="00104017" style:font-weight-asian="bold" style:font-weight-complex="bold"/>
    </style:style>
    <style:style style:name="P26" style:family="paragraph" style:parent-style-name="Standard" style:list-style-name="L4">
      <style:text-properties fo:font-weight="bold" officeooo:rsid="0012faf8" officeooo:paragraph-rsid="0012faf8" style:font-weight-asian="bold" style:font-weight-complex="bold"/>
    </style:style>
    <style:style style:name="P27" style:family="paragraph" style:parent-style-name="Standard" style:list-style-name="L2">
      <style:text-properties style:text-underline-style="none" fo:font-weight="normal" officeooo:rsid="00104017" officeooo:paragraph-rsid="00104017" style:font-weight-asian="normal" style:font-weight-complex="normal"/>
    </style:style>
    <style:style style:name="P28" style:family="paragraph" style:parent-style-name="Standard" style:list-style-name="L4">
      <style:text-properties style:text-underline-style="none" fo:font-weight="normal" officeooo:rsid="0012faf8" officeooo:paragraph-rsid="0012faf8" style:font-weight-asian="normal" style:font-weight-complex="normal"/>
    </style:style>
    <style:style style:name="P29" style:family="paragraph" style:parent-style-name="Standard" style:list-style-name="L4">
      <style:text-properties style:text-underline-style="none" fo:font-weight="normal" officeooo:rsid="0015a58c" officeooo:paragraph-rsid="0015a58c" style:font-weight-asian="normal" style:font-weight-complex="normal"/>
    </style:style>
    <style:style style:name="P30" style:family="paragraph" style:parent-style-name="Standard" style:list-style-name="L4">
      <style:text-properties style:text-underline-style="none" fo:font-weight="normal" officeooo:rsid="00165551" officeooo:paragraph-rsid="00165551" style:font-weight-asian="normal" style:font-weight-complex="normal"/>
    </style:style>
    <style:style style:name="P31" style:family="paragraph" style:parent-style-name="Standard" style:list-style-name="L4">
      <style:text-properties style:text-underline-style="none" fo:font-weight="normal" officeooo:rsid="0016eb47" officeooo:paragraph-rsid="0016eb47" style:font-weight-asian="normal" style:font-weight-complex="normal"/>
    </style:style>
    <style:style style:name="P32" style:family="paragraph" style:parent-style-name="Standard" style:list-style-name="L4">
      <style:text-properties style:text-underline-style="none" fo:font-weight="bold" officeooo:rsid="0015a58c" officeooo:paragraph-rsid="0015a58c" style:font-weight-asian="bold" style:font-weight-complex="bold"/>
    </style:style>
    <style:style style:name="P33" style:family="paragraph" style:parent-style-name="Standard" style:list-style-name="L4">
      <style:text-properties style:text-underline-style="none" fo:font-weight="bold" officeooo:rsid="00165551" officeooo:paragraph-rsid="00165551" style:font-weight-asian="bold" style:font-weight-complex="bold"/>
    </style:style>
    <style:style style:name="P34" style:family="paragraph" style:parent-style-name="Standard" style:list-style-name="L4">
      <style:text-properties fo:font-style="italic" style:text-underline-style="none" fo:font-weight="bold" officeooo:rsid="0016eb47" officeooo:paragraph-rsid="0016eb47" style:font-style-asian="italic" style:font-weight-asian="bold" style:font-style-complex="italic" style:font-weight-complex="bold"/>
    </style:style>
    <style:style style:name="P35" style:family="paragraph" style:parent-style-name="Standard" style:list-style-name="L4">
      <style:text-properties fo:font-style="italic" style:text-underline-style="none" fo:font-weight="bold" officeooo:rsid="0017154b" officeooo:paragraph-rsid="0017154b" style:font-style-asian="italic" style:font-weight-asian="bold" style:font-style-complex="italic" style:font-weight-complex="bold"/>
    </style:style>
    <style:style style:name="P36" style:family="paragraph" style:parent-style-name="Standard" style:list-style-name="L4">
      <style:text-properties fo:font-style="italic" style:text-underline-style="none" fo:font-weight="bold" officeooo:rsid="0017d130" officeooo:paragraph-rsid="0017d130" style:font-style-asian="italic" style:font-weight-asian="bold" style:font-style-complex="italic" style:font-weight-complex="bold"/>
    </style:style>
    <style:style style:name="P37" style:family="paragraph" style:parent-style-name="Standard" style:list-style-name="L4">
      <style:text-properties fo:font-style="italic" style:text-underline-style="none" fo:font-weight="bold" officeooo:rsid="0018c5fd" officeooo:paragraph-rsid="0018c5fd" style:font-style-asian="italic" style:font-weight-asian="bold" style:font-style-complex="italic" style:font-weight-complex="bold"/>
    </style:style>
    <style:style style:name="P38" style:family="paragraph" style:parent-style-name="Standard" style:list-style-name="L4">
      <style:text-properties fo:font-style="italic" style:text-underline-style="none" fo:font-weight="bold" officeooo:rsid="001b284f" officeooo:paragraph-rsid="001b284f" style:font-style-asian="italic" style:font-weight-asian="bold" style:font-style-complex="italic" style:font-weight-complex="bold"/>
    </style:style>
    <style:style style:name="P39" style:family="paragraph" style:parent-style-name="Standard" style:list-style-name="L4">
      <style:text-properties fo:font-style="italic" style:text-underline-style="none" fo:font-weight="bold" officeooo:rsid="001b6236" officeooo:paragraph-rsid="001b6236" style:font-style-asian="italic" style:font-weight-asian="bold" style:font-style-complex="italic" style:font-weight-complex="bold"/>
    </style:style>
    <style:style style:name="P40" style:family="paragraph" style:parent-style-name="Standard" style:list-style-name="L4">
      <style:text-properties fo:font-style="italic" style:text-underline-style="none" fo:font-weight="bold" officeooo:rsid="001bcc3c" officeooo:paragraph-rsid="001bcc3c" style:font-style-asian="italic" style:font-weight-asian="bold" style:font-style-complex="italic" style:font-weight-complex="bold"/>
    </style:style>
    <style:style style:name="P41" style:family="paragraph" style:parent-style-name="Standard" style:list-style-name="L4">
      <style:text-properties fo:font-style="italic" style:text-underline-style="none" fo:font-weight="bold" officeooo:rsid="001d5712" officeooo:paragraph-rsid="001d5712" style:font-style-asian="italic" style:font-weight-asian="bold" style:font-style-complex="italic" style:font-weight-complex="bold"/>
    </style:style>
    <style:style style:name="P42" style:family="paragraph" style:parent-style-name="Standard" style:list-style-name="L4">
      <style:text-properties fo:font-style="italic" style:text-underline-style="none" fo:font-weight="bold" officeooo:rsid="001dfab3" officeooo:paragraph-rsid="001dfab3" style:font-style-asian="italic" style:font-weight-asian="bold" style:font-style-complex="italic" style:font-weight-complex="bold"/>
    </style:style>
    <style:style style:name="P43" style:family="paragraph" style:parent-style-name="Standard" style:list-style-name="L4">
      <style:text-properties fo:font-style="italic" style:text-underline-style="none" fo:font-weight="bold" officeooo:rsid="001f157d" officeooo:paragraph-rsid="001f157d" style:font-style-asian="italic" style:font-weight-asian="bold" style:font-style-complex="italic" style:font-weight-complex="bold"/>
    </style:style>
    <style:style style:name="P44" style:family="paragraph" style:parent-style-name="Standard" style:list-style-name="L4">
      <style:text-properties fo:font-style="italic" style:text-underline-style="none" fo:font-weight="bold" officeooo:rsid="00201a78" officeooo:paragraph-rsid="00201a78" style:font-style-asian="italic" style:font-weight-asian="bold" style:font-style-complex="italic" style:font-weight-complex="bold"/>
    </style:style>
    <style:style style:name="P45" style:family="paragraph" style:parent-style-name="Standard" style:list-style-name="L4">
      <style:text-properties fo:font-style="normal" style:text-underline-style="none" fo:font-weight="normal" officeooo:rsid="0017d130" officeooo:paragraph-rsid="0017d130" style:font-style-asian="normal" style:font-weight-asian="normal" style:font-style-complex="normal" style:font-weight-complex="normal"/>
    </style:style>
    <style:style style:name="P46" style:family="paragraph" style:parent-style-name="Standard" style:list-style-name="L4">
      <style:text-properties fo:font-style="normal" style:text-underline-style="none" fo:font-weight="normal" officeooo:rsid="001b6236" officeooo:paragraph-rsid="001b6236" style:font-style-asian="normal" style:font-weight-asian="normal" style:font-style-complex="normal" style:font-weight-complex="normal"/>
    </style:style>
    <style:style style:name="P47" style:family="paragraph" style:parent-style-name="Standard" style:list-style-name="L4">
      <style:text-properties fo:font-style="normal" style:text-underline-style="none" fo:font-weight="normal" officeooo:rsid="001bcc3c" officeooo:paragraph-rsid="001bcc3c" style:font-style-asian="normal" style:font-weight-asian="normal" style:font-style-complex="normal" style:font-weight-complex="normal"/>
    </style:style>
    <style:style style:name="P48" style:family="paragraph" style:parent-style-name="Standard" style:list-style-name="L4">
      <style:text-properties fo:font-style="normal" style:text-underline-style="none" fo:font-weight="normal" officeooo:rsid="001d5712" officeooo:paragraph-rsid="001d5712" style:font-style-asian="normal" style:font-weight-asian="normal" style:font-style-complex="normal" style:font-weight-complex="normal"/>
    </style:style>
    <style:style style:name="P49" style:family="paragraph" style:parent-style-name="Standard" style:list-style-name="L4">
      <style:text-properties fo:font-style="normal" style:text-underline-style="none" fo:font-weight="normal" officeooo:rsid="001dfab3" officeooo:paragraph-rsid="001dfab3" style:font-style-asian="normal" style:font-weight-asian="normal" style:font-style-complex="normal" style:font-weight-complex="normal"/>
    </style:style>
    <style:style style:name="P50" style:family="paragraph" style:parent-style-name="Standard" style:list-style-name="L4">
      <style:text-properties fo:font-style="normal" style:text-underline-style="none" fo:font-weight="normal" officeooo:rsid="001f157d" officeooo:paragraph-rsid="001f157d" style:font-style-asian="normal" style:font-weight-asian="normal" style:font-style-complex="normal" style:font-weight-complex="normal"/>
    </style:style>
    <style:style style:name="P51" style:family="paragraph" style:parent-style-name="Standard" style:list-style-name="L4">
      <style:text-properties fo:font-style="normal" style:text-underline-style="none" fo:font-weight="normal" officeooo:rsid="00201a78" officeooo:paragraph-rsid="00201a78" style:font-style-asian="normal" style:font-weight-asian="normal" style:font-style-complex="normal" style:font-weight-complex="normal"/>
    </style:style>
    <style:style style:name="P52" style:family="paragraph" style:parent-style-name="Standard" style:list-style-name="L4">
      <style:text-properties fo:font-style="normal" style:text-underline-style="none" fo:font-weight="normal" officeooo:rsid="0020955f" officeooo:paragraph-rsid="0020955f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228778" officeooo:paragraph-rsid="00228778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rsid="0022c034" officeooo:paragraph-rsid="0022c034" style:font-style-asian="normal" style:font-weight-asian="normal" style:font-style-complex="normal" style:font-weight-complex="normal"/>
    </style:style>
    <style:style style:name="P55" style:family="paragraph" style:parent-style-name="Standard" style:list-style-name="L4">
      <style:text-properties fo:font-style="normal" style:text-underline-style="none" fo:font-weight="bold" officeooo:rsid="0020955f" officeooo:paragraph-rsid="0020955f" style:font-style-asian="normal" style:font-weight-asian="bold" style:font-style-complex="normal" style:font-weight-complex="bold"/>
    </style:style>
    <style:style style:name="P56" style:family="paragraph" style:parent-style-name="Standard" style:list-style-name="L5">
      <style:text-properties fo:font-style="normal" style:text-underline-style="none" fo:font-weight="bold" officeooo:rsid="00228778" officeooo:paragraph-rsid="00228778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style:text-underline-style="none" fo:font-weight="bold" officeooo:rsid="00245595" officeooo:paragraph-rsid="00245595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style:text-underline-style="none" fo:font-weight="bold" officeooo:rsid="0025813b" officeooo:paragraph-rsid="0025813b" style:font-style-asian="normal" style:font-weight-asian="bold" style:font-style-complex="normal" style:font-weight-complex="bold"/>
    </style:style>
    <style:style style:name="P59" style:family="paragraph" style:parent-style-name="Standard" style:list-style-name="L6">
      <style:text-properties fo:font-style="normal" style:text-underline-style="none" fo:font-weight="bold" officeooo:rsid="0025813b" officeooo:paragraph-rsid="0025813b" style:font-style-asian="normal" style:font-weight-asian="bold" style:font-style-complex="normal" style:font-weight-complex="bold"/>
    </style:style>
    <style:style style:name="P60" style:family="paragraph" style:parent-style-name="Standard" style:list-style-name="L6">
      <style:text-properties fo:font-style="normal" style:text-underline-style="none" fo:font-weight="bold" officeooo:rsid="00263a2e" officeooo:paragraph-rsid="00263a2e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font-style="normal" style:text-underline-style="none" fo:font-weight="bold" officeooo:rsid="00263a2e" officeooo:paragraph-rsid="00263a2e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style="normal" style:text-underline-style="none" fo:font-weight="bold" officeooo:rsid="0028f119" officeooo:paragraph-rsid="0028f119" style:font-style-asian="normal" style:font-weight-asian="bold" style:font-style-complex="normal" style:font-weight-complex="bold"/>
    </style:style>
    <style:style style:name="P63" style:family="paragraph" style:parent-style-name="Standard" style:list-style-name="L7">
      <style:text-properties fo:font-style="normal" style:text-underline-style="none" fo:font-weight="bold" officeooo:rsid="0028f119" officeooo:paragraph-rsid="0028f119" style:font-style-asian="normal" style:font-weight-asian="bold" style:font-style-complex="normal" style:font-weight-complex="bold"/>
    </style:style>
    <style:style style:name="P64" style:family="paragraph" style:parent-style-name="Standard" style:list-style-name="L7">
      <style:text-properties fo:font-style="normal" style:text-underline-style="none" fo:font-weight="bold" officeooo:rsid="002a21fa" officeooo:paragraph-rsid="002a21fa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tyle="normal" style:text-underline-style="none" fo:font-weight="bold" officeooo:rsid="002a21fa" officeooo:paragraph-rsid="002a21fa" style:font-style-asian="normal" style:font-weight-asian="bold" style:font-style-complex="normal" style:font-weight-complex="bold"/>
    </style:style>
    <style:style style:name="P66" style:family="paragraph" style:parent-style-name="Standard" style:list-style-name="L8">
      <style:text-properties fo:font-style="normal" style:text-underline-style="none" fo:font-weight="bold" officeooo:rsid="002a21fa" officeooo:paragraph-rsid="002a21fa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normal" style:text-underline-style="none" fo:font-weight="bold" officeooo:rsid="002b76c6" officeooo:paragraph-rsid="002b76c6" style:font-style-asian="normal" style:font-weight-asian="bold" style:font-style-complex="normal" style:font-weight-complex="bold"/>
    </style:style>
    <style:style style:name="P68" style:family="paragraph" style:parent-style-name="Standard" style:list-style-name="L9">
      <style:text-properties fo:font-style="normal" style:text-underline-style="none" fo:font-weight="bold" officeooo:rsid="002b76c6" officeooo:paragraph-rsid="002b76c6" style:font-style-asian="normal" style:font-weight-asian="bold" style:font-style-complex="normal" style:font-weight-complex="bold"/>
    </style:style>
    <style:style style:name="P69" style:family="paragraph" style:parent-style-name="Standard" style:list-style-name="L9">
      <style:text-properties fo:font-style="normal" style:text-underline-style="none" fo:font-weight="bold" officeooo:rsid="002c76fa" officeooo:paragraph-rsid="002c76fa" style:font-style-asian="normal" style:font-weight-asian="bold" style:font-style-complex="normal" style:font-weight-complex="bold"/>
    </style:style>
    <style:style style:name="P70" style:family="paragraph" style:parent-style-name="Standard">
      <style:text-properties fo:font-style="normal" style:text-underline-style="none" fo:font-weight="bold" officeooo:rsid="002c76fa" officeooo:paragraph-rsid="002c76fa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font-style="normal" style:text-underline-style="solid" style:text-underline-type="double" style:text-underline-width="auto" style:text-underline-color="font-color" fo:font-weight="normal" officeooo:rsid="0020955f" officeooo:paragraph-rsid="0020955f" style:font-style-asian="normal" style:font-weight-asian="normal" style:font-style-complex="normal" style:font-weight-complex="normal"/>
    </style:style>
    <style:style style:name="P72" style:family="paragraph" style:parent-style-name="Table_20_Contents">
      <style:text-properties officeooo:rsid="0028186b" officeooo:paragraph-rsid="0028186b"/>
    </style:style>
    <style:style style:name="P73" style:family="paragraph" style:parent-style-name="Table_20_Contents">
      <style:paragraph-properties fo:text-align="center" style:justify-single-word="false"/>
      <style:text-properties officeooo:rsid="0028186b" officeooo:paragraph-rsid="002818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1b2b" style:font-weight-asian="normal" style:font-weight-complex="normal"/>
    </style:style>
    <style:style style:name="T4" style:family="text">
      <style:text-properties fo:font-weight="normal" officeooo:rsid="0007c017" style:font-weight-asian="normal" style:font-weight-complex="normal"/>
    </style:style>
    <style:style style:name="T5" style:family="text">
      <style:text-properties fo:font-weight="normal" officeooo:rsid="0008f26d" style:font-weight-asian="normal" style:font-weight-complex="normal"/>
    </style:style>
    <style:style style:name="T6" style:family="text">
      <style:text-properties fo:font-weight="normal" officeooo:rsid="0009edff" style:font-weight-asian="normal" style:font-weight-complex="normal"/>
    </style:style>
    <style:style style:name="T7" style:family="text">
      <style:text-properties fo:font-weight="normal" officeooo:rsid="0018c5fd" style:font-weight-asian="normal" style:font-weight-complex="normal"/>
    </style:style>
    <style:style style:name="T8" style:family="text">
      <style:text-properties officeooo:rsid="0008f26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0b83bd" style:font-weight-asian="normal" style:font-weight-complex="normal"/>
    </style:style>
    <style:style style:name="T13" style:family="text">
      <style:text-properties style:text-underline-style="none" fo:font-weight="normal" officeooo:rsid="000ccc7e" style:font-weight-asian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8c5f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a7fdd" style:font-style-asian="normal" style:font-weight-asian="normal" style:font-style-complex="normal" style:font-weight-complex="normal"/>
    </style:style>
    <style:style style:name="T18" style:family="text">
      <style:text-properties officeooo:rsid="002a21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ditar é testar a eficiência e a eficácia do controle patrimonial, não se limitando aos aspectos contábeis. Por ser uma <text:span text:style-name="T2">atividade crítica, traduz-se na </text:span><text:span text:style-name="T1">emissão de uma opinião sobre as atividades verificadas</text:span><text:span text:style-name="T2">.</text:span></text:p>
      <text:p text:style-name="P11"/>
      <text:p text:style-name="P3">Objeto da auditoria<text:span text:style-name="T2">: </text:span><text:span text:style-name="T3">conjunto de todos os elementos de controle do patrimônio administrado, os quais compreendem registros contábeis, papéis, documentos, fichas, arquivos e anotações que comprovem a veracidade dos registros e a legitimidade dos atos da administração, bem como sua sinceridade na defesa dos interesses patrimoniais.</text:span></text:p>
      <text:p text:style-name="P12"/>
      <text:p text:style-name="P4">Natureza da auditoria<text:span text:style-name="T2">: </text:span><text:span text:style-name="T4">técnica contábil.</text:span></text:p>
      <text:p text:style-name="P13"/>
      <text:p text:style-name="P5">Objetivo da auditoria<text:span text:style-name="T2">: certificação da veracidade das demonstrações contábeis e detecção de disfunções do patrimônio. Segundo a NBC TA 200, o objetivo é </text:span>aumentar o grau de confiança nas demonstrações contábeis por parte dos usuários<text:span text:style-name="T2">. </text:span><text:span text:style-name="T5">Isso é alcançado mediante a emissão de uma </text:span><text:span text:style-name="T8">opinião pelo auditor</text:span><text:span text:style-name="T5"> sobre se as demonstrações contábeis foram elaboradas, em todos os aspectos </text:span><text:span text:style-name="T8">relevantes</text:span><text:span text:style-name="T5">, <text:s/>em conformidade com uma estrutura de </text:span><text:span text:style-name="T8">relatório financeiro aplicável</text:span><text:span text:style-name="T5">.</text:span></text:p>
      <text:p text:style-name="P14"/>
      <text:p text:style-name="P6"><text:span text:style-name="T2">A principal responsável pela </text:span>detecção de fraudes<text:span text:style-name="T2"> é a própria </text:span>administração <text:span text:style-name="T6">(e responsáveis pela governança da entidade)</text:span><text:span text:style-name="T2">, e não a auditoria.</text:span></text:p>
      <text:p text:style-name="P15"/>
      <text:p text:style-name="P7">Trabalho de Asseguração<text:span text:style-name="T2">: trabalho no qual o auditor </text:span><text:span text:style-name="T9">independente</text:span><text:span text:style-name="T11"> visa </text:span><text:span text:style-name="T10">obter evidências</text:span><text:span text:style-name="T11"> </text:span><text:span text:style-name="T10">apropriadas e suficientes</text:span><text:span text:style-name="T11"> para expressar sua conclusão, de forma a aumentar o grau de confiança dos usuários previstos sobre o resultado da mensuração ou avaliação do objeto, de acordo com os critérios que sejam aplicáveis. </text:span><text:span text:style-name="T12">Há dois tipos de asseguração:</text:span></text:p>
      <text:list xml:id="list1784815128448207844" text:style-name="L1">
        <text:list-item>
          <text:p text:style-name="P23"><text:span text:style-name="T10">asseguração razoável</text:span><text:span text:style-name="T11">: objetiva reduzir o risco do trabalho de asseguração a um nível aceitavelmente baixo, considerando as circunstâncias do trabalho como base para uma forma </text:span><text:span text:style-name="T10">positiva</text:span><text:span text:style-name="T11"> de expressão da conclusão do auditor independente. </text:span><text:span text:style-name="T13">Ex.: auditoria</text:span><text:span text:style-name="T11">;</text:span></text:p>
        </text:list-item>
        <text:list-item>
          <text:p text:style-name="P24"><text:span text:style-name="T10">asseguração limitada</text:span><text:span text:style-name="T11">: objetiva reduzir o risco de trabalho de asseguração a um nível que seja aceitável, considerando as circunstâncias do trabalho, mas em que o risco seja maior do que no trabalho de asseguração razoável, como base para uma forma </text:span><text:span text:style-name="T10">negativa</text:span><text:span text:style-name="T11"> de expressão da conclusão do auditor independente. Ex.: revisão.</text:span></text:p>
        </text:list-item>
      </text:list>
      <text:p text:style-name="P16"/>
      <text:p text:style-name="P8"><text:span text:style-name="T10">Trabalho de Atestação</text:span><text:span text:style-name="T11">: profissional, que não o auditor independente, deve mensurar ou avaliar o objeto de acordo com os critérios aplicáveis. Também deve apresentar a informação resultante do objeto no relatório ou afirmação.</text:span></text:p>
      <text:p text:style-name="P17"/>
      <text:p text:style-name="P8"><text:span text:style-name="T10">Trabalho Direto</text:span><text:span text:style-name="T11">: o auditor deve mensurar ou avaliar o objeto de acordo com os critérios aplicáveis. Adicionalmente, deve aplicar as habilidades e técnicas de asseguração para obter evidencias apropriadas e suficientes sobre o resultado da mensuração ou avaliação do objeto.</text:span></text:p>
      <text:p text:style-name="P17"/>
      <text:p text:style-name="P9"><text:span text:style-name="T10">Pré-condições para trabalho de asseguração</text:span><text:span text:style-name="T11">:</text:span></text:p>
      <text:list xml:id="list9131919671772942407" text:style-name="L2">
        <text:list-item>
          <text:p text:style-name="P27">funções e responsabilidades das partes apropriadas;</text:p>
        </text:list-item>
        <text:list-item>
          <text:p text:style-name="P27">trabalho apresenta todas as seguintes características:</text:p>
          <text:list>
            <text:list-item>
              <text:p text:style-name="P27">objeto apropriado;</text:p>
            </text:list-item>
            <text:list-item>
              <text:p text:style-name="P27">critérios que o auditor independente espera que sejam aplicados na elaboração da informação do objeto são apropriados às circunstâncias do trabalho;</text:p>
            </text:list-item>
            <text:list-item>
              <text:p text:style-name="P27"><text:soft-page-break/>critérios que o auditor independente espera que sejam aplicados na elaboração da informação do objeto estarão disponíveis aos usuários previstos;</text:p>
            </text:list-item>
            <text:list-item>
              <text:p text:style-name="P27">auditor independente espera ser capaz de obter a evidência necessária para fundamentar a sua conclusão;</text:p>
            </text:list-item>
            <text:list-item>
              <text:p text:style-name="P27">conclusão do auditor independente será incluída no relatório; e</text:p>
            </text:list-item>
            <text:list-item>
              <text:p text:style-name="P27">propósito racional incluindo, no caso de trabalho de asseguração limitada, que o auditor independente espera ser capaz de obter nível apropriado de segurança.</text:p>
            </text:list-item>
          </text:list>
        </text:list-item>
      </text:list>
      <text:p text:style-name="P18"/>
      <text:p text:style-name="P9"><text:span text:style-name="T10">Elementos do trabalho de asseguração</text:span><text:span text:style-name="T11">:</text:span></text:p>
      <text:list xml:id="list1877511275428530548" text:style-name="L3">
        <text:list-item>
          <text:p text:style-name="P25"><text:span text:style-name="T10">relação de 3 partes</text:span><text:span text:style-name="T11"> – auditor independente, parte responsável e usuários previstos;</text:span></text:p>
        </text:list-item>
        <text:list-item>
          <text:p text:style-name="P25"><text:span text:style-name="T10">objeto</text:span><text:span text:style-name="T11"> apropriado;</text:span></text:p>
        </text:list-item>
        <text:list-item>
          <text:p text:style-name="P25"><text:span text:style-name="T10">critérios</text:span><text:span text:style-name="T11"> aplicáveis;</text:span></text:p>
        </text:list-item>
        <text:list-item>
          <text:p text:style-name="P25"><text:span text:style-name="T10">evidências</text:span><text:span text:style-name="T11"> apropriadas e suficientes; e</text:span></text:p>
        </text:list-item>
        <text:list-item>
          <text:p text:style-name="P25"><text:span text:style-name="T10">relatório</text:span><text:span text:style-name="T11"> de asseguração escrito no formado apropriado ao trabalho de asseguração razoável ou de asseguração limitada.</text:span></text:p>
        </text:list-item>
      </text:list>
      <text:p text:style-name="P1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2">Auditoria é espécie do gênero Asseguração.</text:p>
            <text:p text:style-name="P22"/>
            <text:p text:style-name="P22">O auditor independente não realiza apenas trabalhos de Asseguração.</text:p>
            <text:p text:style-name="P22"/>
            <text:p text:style-name="P22">Em trabalhos de Asseguração, há 3 partes: auditor, responsável e usuários.</text:p>
          </table:table-cell>
        </table:table-row>
      </table:table>
      <text:p text:style-name="P19"/>
      <text:p text:style-name="P10"><text:span text:style-name="T10">Requisitos profissionais</text:span><text:span text:style-name="T11">:</text:span></text:p>
      <text:list xml:id="list3842779534707656142" text:style-name="L4">
        <text:list-item>
          <text:p text:style-name="P26"><text:span text:style-name="T10">Ética profissional</text:span><text:span text:style-name="T11">:</text:span></text:p>
          <text:list>
            <text:list-item>
              <text:p text:style-name="P28">Para NBC TA 200:</text:p>
              <text:list>
                <text:list-item>
                  <text:p text:style-name="P28">integridade;</text:p>
                </text:list-item>
                <text:list-item>
                  <text:p text:style-name="P28">competência e zelo profissional;</text:p>
                </text:list-item>
                <text:list-item>
                  <text:p text:style-name="P28">objetividade;</text:p>
                </text:list-item>
                <text:list-item>
                  <text:p text:style-name="P28">confidencialidade;</text:p>
                </text:list-item>
                <text:list-item>
                  <text:p text:style-name="P28">comportamento profissional;</text:p>
                </text:list-item>
              </text:list>
            </text:list-item>
            <text:list-item>
              <text:p text:style-name="P28">Para Código de Ética Profissional do Contador:</text:p>
              <text:list>
                <text:list-item>
                  <text:p text:style-name="P28">zelo, integridade e competência;</text:p>
                </text:list-item>
                <text:list-item>
                  <text:p text:style-name="P28">confidencialidade;</text:p>
                </text:list-item>
                <text:list-item>
                  <text:p text:style-name="P28">eficiência (inteirar-se de todas as circunstâncias, antes de emitir opinião);</text:p>
                </text:list-item>
                <text:list-item>
                  <text:p text:style-name="P28">credibilidade;</text:p>
                </text:list-item>
                <text:list-item>
                  <text:p text:style-name="P28">qualidade (cumprir Programas Obrigatórios de Educação Continuada do CFC);</text:p>
                </text:list-item>
              </text:list>
            </text:list-item>
          </text:list>
        </text:list-item>
        <text:list-item>
          <text:p text:style-name="P32">Integridade<text:span text:style-name="T2">:</text:span></text:p>
          <text:list>
            <text:list-item>
              <text:p text:style-name="P29">valor central da ética do auditor;</text:p>
            </text:list-item>
            <text:list-item>
              <text:p text:style-name="P29">medida em função do que é correto e justo;</text:p>
            </text:list-item>
            <text:list-item>
              <text:p text:style-name="P29">a percepção da integridade dos auditores é que faz com que a confiança da sociedade em seu trabalho seja preservada;</text:p>
            </text:list-item>
          </text:list>
        </text:list-item>
        <text:list-item>
          <text:p text:style-name="P32">Eficiência<text:span text:style-name="T2">:</text:span></text:p>
          <text:list>
            <text:list-item>
              <text:p text:style-name="P30">serviço de auditoria independente conforme padrões técnicos adequados;</text:p>
            </text:list-item>
            <text:list-item>
              <text:p text:style-name="P30">auditor deve inteirar-se de todas as circunstâncias, antes de emitir opinião sobre qualquer caso, visando a manutenção da credibilidade;</text:p>
            </text:list-item>
            <text:list-item>
              <text:p text:style-name="P30"><text:soft-page-break/>relatórios e pareceres devem atender aos objetivos da auditoria;</text:p>
            </text:list-item>
          </text:list>
        </text:list-item>
        <text:list-item>
          <text:p text:style-name="P33">Independência<text:span text:style-name="T2">:</text:span></text:p>
          <text:list>
            <text:list-item>
              <text:p text:style-name="P30">conceitos sobre a independência devem ser aplicados por auditores para:</text:p>
              <text:list>
                <text:list-item>
                  <text:p text:style-name="P30">identificar ameaças à independência;</text:p>
                </text:list-item>
                <text:list-item>
                  <text:p text:style-name="P30">avaliar a importância das ameaças identificadas;</text:p>
                </text:list-item>
                <text:list-item>
                  <text:p text:style-name="P30">aplicar salvaguardas, quando necessário, para eliminar as ameaças ou reduzi-las a um nível acessível;</text:p>
                </text:list-item>
              </text:list>
            </text:list-item>
            <text:list-item>
              <text:p text:style-name="P30">é a capacidade que a entidade de auditoria tem de julgar e atuar com integridade e objetividade;</text:p>
            </text:list-item>
            <text:list-item>
              <text:p text:style-name="P33"><text:span text:style-name="T2">se salvaguardas apropriadas </text:span>não<text:span text:style-name="T2"> estão disponíveis ou </text:span>não<text:span text:style-name="T2"> podem ser aplicadas para eliminar as ameaças ou reduzi-las a um nível aceitável, o auditor deve </text:span>eliminar a circunstância<text:span text:style-name="T2"> ou relacionamento que cria as ameaças, </text:span>declinar ou descontinuar<text:span text:style-name="T2"> o trabalho de auditoria. O auditor deve usar julgamento profissional ao aplicar estes conceitos sobre independência;</text:span></text:p>
            </text:list-item>
            <text:list-item>
              <text:p text:style-name="P31">independência compreende:</text:p>
              <text:list>
                <text:list-item>
                  <text:p text:style-name="P34"><text:span text:style-name="T2">independência de pensamento</text:span><text:span text:style-name="T15"> – postura que permite a apresentação de conclusão que não sofra efeitos de influências que comprometam o julgamento profissional, permitindo que a pessoa atue com integridade, objetividade e ceticismo profissional;</text:span></text:p>
                </text:list-item>
                <text:list-item>
                  <text:p text:style-name="P35"><text:span text:style-name="T2">aparência de independência</text:span><text:span text:style-name="T15"> – evitar fatos e circunstâncias significativos a ponto de um terceiro bem informado, tendo conhecimento de todas as informações pertinentes, incluindo as salvaguardas aplicadas, concluir dentro do razoável que a integridade, a objetividade ou o ceticismo profissional da entidade de auditoria ou de membro da equipe de auditoria ficaram comprometidos;</text:span></text:p>
                </text:list-item>
              </text:list>
            </text:list-item>
            <text:list-item>
              <text:p text:style-name="P45">ameaças à independência:</text:p>
              <text:list>
                <text:list-item>
                  <text:p text:style-name="P36"><text:span text:style-name="T2">ameaça de interesse pró</text:span><text:span text:style-name="T7">p</text:span><text:span text:style-name="T2">rio</text:span><text:span text:style-name="T15"> – interesse financeiro ou outro influenciará de forma não apropriada o julgamento ou o comportamento do auditor;</text:span></text:p>
                </text:list-item>
                <text:list-item>
                  <text:p text:style-name="P36"><text:span text:style-name="T2">ameaça de auto revisão</text:span><text:span text:style-name="T15"> – auditor não avaliará apropriadamente os resultados de julgamento dado ou serviço prestado anteriormente por ele nos quais o auditor confiará para formar um julgamento como parte da prestação do serviço atual;</text:span></text:p>
                </text:list-item>
                <text:list-item>
                  <text:p text:style-name="P36"><text:span text:style-name="T2">ameaça de defesa do interesse do cliente – </text:span><text:span text:style-name="T16">auditor promoverá ou defenderá a posição de seu cliente a ponto em que a sua objetividade fique comprometida;</text:span></text:p>
                </text:list-item>
                <text:list-item>
                  <text:p text:style-name="P37"><text:span text:style-name="T2">ameaça de familiaridade</text:span><text:span text:style-name="T15"> – relacionamento longo ou próximo com o cliente, auditor torna-se solidário aos interesses dele ou aceitará seu trabalho sem muito questionamento;</text:span></text:p>
                </text:list-item>
                <text:list-item>
                  <text:p text:style-name="P37"><text:span text:style-name="T2">ameaça de intimidação</text:span><text:span text:style-name="T15"> – </text:span><text:span text:style-name="T17">auditor será dissuadido de agir objetivamente em decorrência de pressões reais ou aparentes, incluindo tentativas de exercer influência indevida sobre o auditor;</text:span></text:p>
                </text:list-item>
              </text:list>
            </text:list-item>
            <text:list-item>
              <text:p text:style-name="P38"><text:span text:style-name="T17">a </text:span><text:span text:style-name="T14">independência</text:span><text:span text:style-name="T15"> do auditor está intimamente ligada não apenas à </text:span><text:span text:style-name="T14">ética profissional</text:span><text:span text:style-name="T15">, mas também à </text:span><text:span text:style-name="T14">qualidade das auditorias</text:span><text:span text:style-name="T15"> realizadas;</text:span></text:p>
            </text:list-item>
          </text:list>
        </text:list-item>
        <text:list-item>
          <text:p text:style-name="P39"><text:span text:style-name="T14">Confidencialidade</text:span><text:span text:style-name="T15">:</text:span></text:p>
          <text:list>
            <text:list-item>
              <text:p text:style-name="P46">a necessidade de manter sigilo permanece mesmo após o término das relações entre o profissional da contabilidade e seu cliente ou empregador;</text:p>
            </text:list-item>
            <text:list-item>
              <text:p text:style-name="P47">obrigação de abster-se de:</text:p>
              <text:list>
                <text:list-item>
                  <text:p text:style-name="P40"><text:span text:style-name="T15">divulgar fora da firma ou organização empregadora informações sigilosas obtidas em decorrência de relacionamentos profissionais e comerciais, sem estar prévia e </text:span><text:soft-page-break/><text:span text:style-name="T15">especificamente autorizado pelo cliente, por escrito, </text:span><text:span text:style-name="T2">a menos que haja um direito ou dever legal ou profissional de divulgação</text:span><text:span text:style-name="T15">; e</text:span></text:p>
                </text:list-item>
                <text:list-item>
                  <text:p text:style-name="P47">usar, para si ou para outrem, informações obtidas em decorrência de relacionamentos profissionais e comerciais para obtenção de vantagem pessoal;</text:p>
                </text:list-item>
              </text:list>
            </text:list-item>
            <text:list-item>
              <text:p text:style-name="P48">a divulgação é possível quando:</text:p>
              <text:list>
                <text:list-item>
                  <text:p text:style-name="P41"><text:span text:style-name="T15">permitida por lei e autorizada pelo cliente ou empregador, </text:span><text:span text:style-name="T14">por escrito</text:span><text:span text:style-name="T15">;</text:span></text:p>
                </text:list-item>
                <text:list-item>
                  <text:p text:style-name="P48">exigida por lei;</text:p>
                </text:list-item>
                <text:list-item>
                  <text:p text:style-name="P48">há dever ou direito profissional de divulgação, se não proibido por lei;</text:p>
                </text:list-item>
              </text:list>
            </text:list-item>
          </text:list>
        </text:list-item>
        <text:list-item>
          <text:p text:style-name="P42"><text:span text:style-name="T14">Ceticismo profissional</text:span><text:span text:style-name="T15">:</text:span></text:p>
          <text:list>
            <text:list-item>
              <text:p text:style-name="P49">reconhecer que existem circunstâncias que causam distorção relevante nas demonstrações contábeis;</text:p>
            </text:list-item>
            <text:list-item>
              <text:p text:style-name="P50">alerta para condições que possam indicar possível distorção devido a erro ou fraude;</text:p>
            </text:list-item>
            <text:list-item>
              <text:p text:style-name="P50">avaliação crítica das evidências de auditoria;</text:p>
            </text:list-item>
          </text:list>
        </text:list-item>
        <text:list-item>
          <text:p text:style-name="P43"><text:span text:style-name="T14">Julgamento profissional</text:span><text:span text:style-name="T15">:</text:span></text:p>
          <text:list>
            <text:list-item>
              <text:p text:style-name="P51">julgamento profissional é necessário em decisões sobre:</text:p>
              <text:list>
                <text:list-item>
                  <text:p text:style-name="P44"><text:span text:style-name="T2">materialidade e risco</text:span><text:span text:style-name="T15"> de auditoria;</text:span></text:p>
                </text:list-item>
                <text:list-item>
                  <text:p text:style-name="P44"><text:span text:style-name="T2">natureza, época e extensão</text:span><text:span text:style-name="T15"> dos procedimentos de auditoria aplicados para o cumprimento das exigências das normas de auditoria e a coleta de evidências de auditoria;</text:span></text:p>
                </text:list-item>
                <text:list-item>
                  <text:p text:style-name="P44"><text:span text:style-name="T15">avaliar e foi obtida </text:span><text:span text:style-name="T2">evidência suficiente e apropriada</text:span><text:span text:style-name="T15"> e se algo mais precisa ser feito para que sejam cumpridos os objetivos das NBC TA’s e, com isso, os objetivos gerais do auditor;</text:span></text:p>
                </text:list-item>
                <text:list-item>
                  <text:p text:style-name="P51">avaliação das opiniões da administração na aplicação da estrutura de relatório financeiro aplicável da entidade;</text:p>
                </text:list-item>
                <text:list-item>
                  <text:p text:style-name="P51">extração de conclusões baseadas nas evidências de auditoria obtidas, por exemplo, pela avaliação da razoabilidade das estimativas feitas pela administração na elaboração das demonstrações contábeis;</text:p>
                </text:list-item>
              </text:list>
            </text:list-item>
          </text:list>
        </text:list-item>
        <text:list-item>
          <text:p text:style-name="P55">Evidência de auditoria apropria e suficiente e risco de auditoria<text:span text:style-name="T2">:</text:span></text:p>
        </text:list-item>
        <text:list-item>
          <text:p text:style-name="P55">Condução da auditoria em conformidade com NBC TA’s<text:span text:style-name="T2">:</text:span></text:p>
          <text:list>
            <text:list-item>
              <text:p text:style-name="P52">normas guiam o auditor na condução dos trabalhos;</text:p>
            </text:list-item>
            <text:list-item>
              <text:p text:style-name="P52">auditor deve cumprir com exigências legais e regulatórias, além das NBC TA’s;</text:p>
            </text:list-item>
            <text:list-item>
              <text:p text:style-name="P52">conformidade com as NBC TA’s relevantes + procedimentos adicionais.</text:p>
            </text:list-item>
          </text:list>
        </text:list-item>
      </text:list>
      <text:p text:style-name="P71"/>
      <text:p text:style-name="P20">Responsabilidade legal<text:span text:style-name="T2">:</text:span></text:p>
      <text:list xml:id="list8823203399159591806" text:style-name="L5">
        <text:list-item>
          <text:p text:style-name="P56">Responsabilidade profissional<text:span text:style-name="T2">: sanções disciplinares aplicadas pelo CFC;</text:span></text:p>
        </text:list-item>
        <text:list-item>
          <text:p text:style-name="P56">Responsabilidade civil<text:span text:style-name="T2">;</text:span></text:p>
        </text:list-item>
        <text:list-item>
          <text:p text:style-name="P56">Responsabilidade com clientes<text:span text:style-name="T2">: auditor deve agir de acordo com os termos de seu contrato com o cliente.</text:span></text:p>
        </text:list-item>
      </text:list>
      <text:p text:style-name="P53"/>
      <text:p text:style-name="P20"><text:span text:style-name="T2">A responsabilidade primária na prevenção e na identificação de fraudes e erros é da </text:span>administração da entidade<text:span text:style-name="T2">, e não do auditor.</text:span></text:p>
      <text:p text:style-name="P53"/>
      <text:p text:style-name="P21"><text:span text:style-name="T2">É atribuição da </text:span>auditoria interna<text:span text:style-name="T2"> assessorar a administração da entidade, informando-a, </text:span>sempre por escrito<text:span text:style-name="T2"> e de maneira </text:span>reservada<text:span text:style-name="T2">, quaisquer indícios de irregularidades detectadas.</text:span></text:p>
      <text:p text:style-name="P54"/>
      <text:p text:style-name="P57"><text:soft-page-break/><text:span text:style-name="T2">A </text:span>finalidade<text:span text:style-name="T2"> da </text:span>auditoria interna<text:span text:style-name="T2"> é agregar valor ao resultado da organização, apresentando subsídios para o aperfeiçoamento dos </text:span>processos, da gestão e dos controles internos<text:span text:style-name="T2">, por meio da recomendação de soluções para as não conformidades apontadas nos relatórios.</text:span></text:p>
      <text:p text:style-name="P57"><text:span text:style-name="T2"/></text:p>
      <text:p text:style-name="P58">Auditoria externa<text:span text:style-name="T2">:</text:span></text:p>
      <text:list xml:id="list6871267506299013298" text:style-name="L6">
        <text:list-item>
          <text:p text:style-name="P59"><text:span text:style-name="T2">objetivo: dar </text:span>credibilidade às demonstrações contábeis<text:span text:style-name="T2">;</text:span></text:p>
        </text:list-item>
        <text:list-item>
          <text:p text:style-name="P59"><text:span text:style-name="T2">tem como clientes o </text:span>público externo à empresa<text:span text:style-name="T2">;</text:span></text:p>
        </text:list-item>
        <text:list-item>
          <text:p text:style-name="P60">estrutura de relatório financeiro aplicável<text:span text:style-name="T2">: aquela que é aceitável em vista da natureza da entidade e do objetivo das demonstrações contábeis ou que seja exigida por lei ou regulamento;</text:span></text:p>
        </text:list-item>
        <text:list-item>
          <text:p text:style-name="P60"><text:span text:style-name="T2">objetivos gerais do auditor:</text:span></text:p>
          <text:list>
            <text:list-item>
              <text:p text:style-name="P60">obter segurança razoável<text:span text:style-name="T2"> de que as demonstrações contábeis como um todo estão </text:span>livres de distorção relevante<text:span text:style-name="T2">, independentemente se causadas por fraude ou erro, possibilitando assim que o auditor </text:span>expresse sua opinião<text:span text:style-name="T2"> sobre se as demonstrações contábeis foram elaboradas, em todos os aspectos relevantes, </text:span>em conformidade com a estrutura de relatório financeiro aplicável<text:span text:style-name="T2">; e</text:span></text:p>
            </text:list-item>
            <text:list-item>
              <text:p text:style-name="P60"><text:span text:style-name="T2">apresentar </text:span>relatório<text:span text:style-name="T2"> sobre as demonstrações contábeis e comunicar-se como exigido pelas NBC TA’s, em conformidade com as constatações do auditor;</text:span></text:p>
            </text:list-item>
          </text:list>
        </text:list-item>
        <text:list-item>
          <text:p text:style-name="P60"><text:span text:style-name="T2">distorções são consideradas </text:span>relevantes<text:span text:style-name="T2"> quando podem vir a </text:span>modificar a opinião do usuário<text:span text:style-name="T2">.</text:span></text:p>
        </text:list-item>
      </text:list>
      <text:p text:style-name="P61"><text:span text:style-name="T2"/>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73">Auditoria Interna</text:p>
          </table:table-cell>
          <table:table-cell table:style-name="Tabela2.C1" office:value-type="string">
            <text:p text:style-name="P73">Auditoria Externa</text:p>
          </table:table-cell>
        </table:table-row>
        <table:table-row>
          <table:table-cell table:style-name="Tabela2.B7" office:value-type="string">
            <text:p text:style-name="P72">Sujeito</text:p>
          </table:table-cell>
          <table:table-cell table:style-name="Tabela2.B7" office:value-type="string">
            <text:p text:style-name="P72">Funcionário da empresa</text:p>
          </table:table-cell>
          <table:table-cell table:style-name="Tabela2.C7" office:value-type="string">
            <text:p text:style-name="P72">Profissional independente</text:p>
          </table:table-cell>
        </table:table-row>
        <table:table-row>
          <table:table-cell table:style-name="Tabela2.B7" office:value-type="string">
            <text:p text:style-name="P72">Ação e objetivo</text:p>
          </table:table-cell>
          <table:table-cell table:style-name="Tabela2.B7" office:value-type="string">
            <text:p text:style-name="P72">Exame dos controles operacionais</text:p>
          </table:table-cell>
          <table:table-cell table:style-name="Tabela2.C7" office:value-type="string">
            <text:p text:style-name="P72">Exame das demonstrações financeiras</text:p>
          </table:table-cell>
        </table:table-row>
        <table:table-row>
          <table:table-cell table:style-name="Tabela2.B7" office:value-type="string">
            <text:p text:style-name="P72">Relatório principal</text:p>
          </table:table-cell>
          <table:table-cell table:style-name="Tabela2.B7" office:value-type="string">
            <text:p text:style-name="P72">Recomendações</text:p>
          </table:table-cell>
          <table:table-cell table:style-name="Tabela2.C7" office:value-type="string">
            <text:p text:style-name="P72">Parecer (Relatório)</text:p>
          </table:table-cell>
        </table:table-row>
        <table:table-row>
          <table:table-cell table:style-name="Tabela2.B7" office:value-type="string">
            <text:p text:style-name="P72">Grau de independência</text:p>
          </table:table-cell>
          <table:table-cell table:style-name="Tabela2.B7" office:value-type="string">
            <text:p text:style-name="P72">Menos amplo</text:p>
          </table:table-cell>
          <table:table-cell table:style-name="Tabela2.C7" office:value-type="string">
            <text:p text:style-name="P72">Mais amplo</text:p>
          </table:table-cell>
        </table:table-row>
        <table:table-row>
          <table:table-cell table:style-name="Tabela2.B7" office:value-type="string">
            <text:p text:style-name="P72">Interessados no trabalho</text:p>
          </table:table-cell>
          <table:table-cell table:style-name="Tabela2.B7" office:value-type="string">
            <text:p text:style-name="P72">Empresa</text:p>
          </table:table-cell>
          <table:table-cell table:style-name="Tabela2.C7" office:value-type="string">
            <text:p text:style-name="P72">Empresa e público em geral</text:p>
          </table:table-cell>
        </table:table-row>
        <table:table-row>
          <table:table-cell table:style-name="Tabela2.B7" office:value-type="string">
            <text:p text:style-name="P72">Responsabilidade</text:p>
          </table:table-cell>
          <table:table-cell table:style-name="Tabela2.B7" office:value-type="string">
            <text:p text:style-name="P72">Trabalhista</text:p>
          </table:table-cell>
          <table:table-cell table:style-name="Tabela2.C7" office:value-type="string">
            <text:p text:style-name="P72">Profissional, civil e criminal</text:p>
          </table:table-cell>
        </table:table-row>
        <table:table-row>
          <table:table-cell table:style-name="Tabela2.B8" office:value-type="string">
            <text:p text:style-name="P72">Continuidade do trabalho</text:p>
          </table:table-cell>
          <table:table-cell table:style-name="Tabela2.B8" office:value-type="string">
            <text:p text:style-name="P72">Contínuo</text:p>
          </table:table-cell>
          <table:table-cell table:style-name="Tabela2.C8" office:value-type="string">
            <text:p text:style-name="P72">Periódico</text:p>
          </table:table-cell>
        </table:table-row>
      </table:table>
      <text:p text:style-name="P61"><text:span text:style-name="T2"/></text:p>
      <text:p text:style-name="P62"><text:span text:style-name="T18">Auditoria Externa – </text:span>Sistema de controle de qualidade<text:span text:style-name="T2">:</text:span></text:p>
      <text:list xml:id="list7017006660028184888" text:style-name="L7">
        <text:list-item>
          <text:p text:style-name="P63"><text:span text:style-name="T2">são de responsabilidade da firma de auditoria;</text:span></text:p>
        </text:list-item>
        <text:list-item>
          <text:p text:style-name="P63"><text:span text:style-name="T2">servem para obter segurança </text:span>razoável<text:span text:style-name="T2"> de que:</text:span></text:p>
          <text:list>
            <text:list-item>
              <text:p text:style-name="P63"><text:span text:style-name="T2">a firma e seu pessoal cumprem com as normas profissionais e técnicas e as exigências legais e regulatórias aplicáveis; e</text:span></text:p>
            </text:list-item>
            <text:list-item>
              <text:p text:style-name="P63"><text:span text:style-name="T2">os relatórios emitidos pela firma ou pelos sócios do trabalho são apropriados nas circunstâncias;</text:span></text:p>
            </text:list-item>
          </text:list>
        </text:list-item>
        <text:list-item>
          <text:p text:style-name="P64"><text:span text:style-name="T2">políticas e procedimentos que tratam sobre:</text:span></text:p>
          <text:list>
            <text:list-item>
              <text:p text:style-name="P64"><text:span text:style-name="T2">responsabilidades da liderança pela qualidade na firma;</text:span></text:p>
            </text:list-item>
            <text:list-item>
              <text:p text:style-name="P64"><text:span text:style-name="T2">exigências éticas relevantes;</text:span></text:p>
            </text:list-item>
            <text:list-item>
              <text:p text:style-name="P64"><text:span text:style-name="T2">aceitação e continuidade de relacionamentos com clientes e trabalhos específicos;</text:span></text:p>
            </text:list-item>
            <text:list-item>
              <text:p text:style-name="P64"><text:span text:style-name="T2">recursos humanos;</text:span></text:p>
            </text:list-item>
            <text:list-item>
              <text:p text:style-name="P64"><text:soft-page-break/><text:span text:style-name="T2">execução do trabalho; e</text:span></text:p>
            </text:list-item>
            <text:list-item>
              <text:p text:style-name="P64"><text:span text:style-name="T2">monitoramento.</text:span></text:p>
            </text:list-item>
          </text:list>
        </text:list-item>
      </text:list>
      <text:p text:style-name="P65"><text:span text:style-name="T2"/></text:p>
      <text:p text:style-name="P65">Auditoria Externa – Execução do trabalho<text:span text:style-name="T2">:</text:span></text:p>
      <text:list xml:id="list4444878319971806535" text:style-name="L8">
        <text:list-item>
          <text:p text:style-name="P66"><text:span text:style-name="T2">sócio encarregado do trabalho assume responsabilidade pela qualidade de todos os trabalhos de auditoria para os quais foi designado, assumindo responsabilidades pela:</text:span></text:p>
          <text:list>
            <text:list-item>
              <text:p text:style-name="P66"><text:span text:style-name="T2">direção, <text:s/>supervisão e execução do trabalho de auditoria;</text:span></text:p>
            </text:list-item>
            <text:list-item>
              <text:p text:style-name="P66"><text:span text:style-name="T2">emissão do <text:s/>relatório apropriado nas circunstâncias.</text:span></text:p>
            </text:list-item>
          </text:list>
        </text:list-item>
      </text:list>
      <text:p text:style-name="P65"><text:span text:style-name="T2"/></text:p>
      <text:p text:style-name="P67">Auditoria Externa – Revisões<text:span text:style-name="T2">:</text:span></text:p>
      <text:list xml:id="list3313500515342079740" text:style-name="L9">
        <text:list-item>
          <text:p text:style-name="P68">Na data, ou antes, da data do relatório<text:span text:style-name="T2">, o sócio encarregado do trabalho deve, por meio de uma </text:span>revisão da documentação da auditoria<text:span text:style-name="T2"> e de </text:span>discussão com a equipe<text:span text:style-name="T2"> de trabalho, estar convencido de que foi obtida evidência de auditoria apropriada e suficiente para suportar as conclusões obtidas e o relatório a ser emitido;</text:span></text:p>
        </text:list-item>
        <text:list-item>
          <text:p text:style-name="P69"><text:span text:style-name="T2">a </text:span>firma<text:span text:style-name="T2"> deve estabelecer políticas e procedimentos para tratar e resolver </text:span>diferenças de opinião dentro da equipe<text:span text:style-name="T2"> de trabalho, com as pessoas consultadas e, quando aplicável, entre o sócio encarregado do trabalho e o revisor de controle de qualidade do trabalho. Tais políticas e procedimentos devem requerer que:</text:span></text:p>
          <text:list>
            <text:list-item>
              <text:p text:style-name="P69"><text:span text:style-name="T2">as conclusões obtidas sejam documentadas e implementadas; e</text:span></text:p>
            </text:list-item>
            <text:list-item>
              <text:p text:style-name="P69"><text:span text:style-name="T2">o relatório </text:span>não <text:span text:style-name="T2">seja datado até o assunto ser resolvido.</text:span></text:p>
            </text:list-item>
          </text:list>
        </text:list-item>
      </text:list>
      <text:p text:style-name="P70"><text:span text:style-name="T2"/></text:p>
      <text:p text:style-name="P7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ef5e" officeooo:paragraph-rsid="0000ef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Conceitos de auditoria e da pessoa do auditor. Auditoria interna x externa. Objetivos gerais do auditor independente. Responsabilidade legal. Ética profissional. Independência. Controle de qualidade da auditoria de Demonstrações Contábe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5:51:01.545329595</meta:creation-date>
    <dc:date>2018-02-21T17:48:02.979945192</dc:date>
    <meta:editing-duration>PT2H34M54S</meta:editing-duration>
    <meta:editing-cycles>39</meta:editing-cycles>
    <meta:generator>LibreOffice/5.2.7.2$Linux_X86_64 LibreOffice_project/20m0$Build-2</meta:generator>
    <meta:document-statistic meta:table-count="2" meta:image-count="0" meta:object-count="0" meta:page-count="6" meta:paragraph-count="152" meta:word-count="2014" meta:character-count="13533" meta:non-whitespace-character-count="11762"/>
  </office:meta>
</office:document-meta>
</file>